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219b1" officeooo:paragraph-rsid="000219b1"/>
    </style:style>
    <style:style style:name="P2" style:family="paragraph" style:parent-style-name="Standard">
      <style:text-properties officeooo:rsid="000219b1" officeooo:paragraph-rsid="000219b1"/>
    </style:style>
    <style:style style:name="P3" style:family="paragraph" style:parent-style-name="Text_20_body">
      <style:text-properties officeooo:rsid="000219b1" officeooo:paragraph-rsid="000219b1"/>
    </style:style>
    <style:style style:name="P4" style:family="paragraph" style:parent-style-name="Text_20_body">
      <style:text-properties officeooo:rsid="000219b1" officeooo:paragraph-rsid="0004bb02"/>
    </style:style>
    <style:style style:name="P5" style:family="paragraph" style:parent-style-name="Standard">
      <style:text-properties fo:font-size="18pt" fo:font-weight="bold" officeooo:rsid="000219b1" officeooo:paragraph-rsid="000219b1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60bf8" officeooo:paragraph-rsid="00060bf8"/>
    </style:style>
    <style:style style:name="P7" style:family="paragraph" style:parent-style-name="Standard">
      <style:text-properties officeooo:rsid="000219b1" officeooo:paragraph-rsid="000219b1"/>
    </style:style>
    <style:style style:name="P8" style:family="paragraph" style:parent-style-name="Standard">
      <style:text-properties officeooo:rsid="00060bf8" officeooo:paragraph-rsid="00060bf8"/>
    </style:style>
    <style:style style:name="P9" style:family="paragraph" style:parent-style-name="Heading_20_4">
      <style:text-properties officeooo:rsid="000219b1" officeooo:paragraph-rsid="000219b1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>
      <style:text-properties officeooo:rsid="000219b1" officeooo:paragraph-rsid="0004bb02"/>
    </style:style>
    <style:style style:name="T1" style:family="text">
      <style:text-properties fo:font-weight="normal" officeooo:rsid="0004bb02" style:font-weight-asian="normal" style:font-weight-complex="normal"/>
    </style:style>
    <style:style style:name="T2" style:family="text">
      <style:text-properties officeooo:rsid="00070a0d"/>
    </style:style>
    <style:style style:name="T3" style:family="text">
      <style:text-properties officeooo:rsid="000737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permisos en Linux</text:p>
      <text:p text:style-name="P2"/>
      <text:h text:style-name="P1" text:outline-level="4"><text:span text:style-name="Strong_20_Emphasis">Ejercicio 1: Dar permisos de escritura al grupo</text:span></text:h>
      <text:p text:style-name="Text_20_body">Supongamos que queremos permitir que los miembros del grupo puedan escribir en el archivo <text:span text:style-name="Source_20_Text">archivo.txt</text:span>.</text:p>
      <text:p text:style-name="P2"><text:span text:style-name="Strong_20_Emphasis"/></text:p>
      <text:h text:style-name="P1" text:outline-level="4"><text:span text:style-name="Strong_20_Emphasis">Ejercicio 2: Quitar permisos de ejecución al propietario</text:span></text:h>
      <text:p text:style-name="Text_20_body">Ahora, queremos quitar el permiso de ejecución del propietario (usuario).</text:p>
      <text:p text:style-name="P2"><text:span text:style-name="Strong_20_Emphasis"/></text:p>
      <text:h text:style-name="P1" text:outline-level="4"><text:span text:style-name="Strong_20_Emphasis">Ejercicio 3: Cambiar los permisos de todos a solo lectura</text:span></text:h>
      <text:p text:style-name="Text_20_body">Queremos configurar el archivo para que <text:span text:style-name="Strong_20_Emphasis">todos los usuarios</text:span> (propietario, grupo y otros) solo tengan permisos de lectura.</text:p>
      <text:p text:style-name="P2"/>
      <text:h text:style-name="P1" text:outline-level="4"><text:span text:style-name="Strong_20_Emphasis">Ejercicio 4: Dar permisos completos al propietario y de ejecución al grupo</text:span></text:h>
      <text:p text:style-name="Text_20_body">Queremos que el propietario tenga permisos completos (<text:span text:style-name="Strong_20_Emphasis">lectura, escritura, ejecución</text:span>), y que el grupo solo pueda <text:span text:style-name="Strong_20_Emphasis">ejecutar</text:span> el archivo.</text:p>
      <text:h text:style-name="P1" text:outline-level="4"><text:span text:style-name="Strong_20_Emphasis"/></text:h>
      <text:h text:style-name="P1" text:outline-level="4"><text:span text:style-name="Strong_20_Emphasis">Ejercicio 5: Dar permisos de escritura y ejecución a todos, excepto al propietario</text:span></text:h>
      <text:p text:style-name="Text_20_body">Queremos que todos tengan permisos de escritura y ejecución, excepto el propietario, que solo tendrá lectura.</text:p>
      <text:p text:style-name="P2"><text:span text:style-name="Strong_20_Emphasis"/></text:p>
      <text:h text:style-name="P1" text:outline-level="4"><text:span text:style-name="Strong_20_Emphasis">Ejercicio 6: Cambiar los permisos de un directorio y su contenido de manera recursiva</text:span></text:h>
      <text:p text:style-name="Text_20_body">Supongamos que tenemos un directorio <text:span text:style-name="Source_20_Text">mi_directorio</text:span> y queremos dar permisos de lectura y ejecución a todos los archivos y subdirectorios que contiene.</text:p>
      <text:p text:style-name="P2"><text:span text:style-name="Strong_20_Emphasis"/></text:p>
      <text:h text:style-name="P1" text:outline-level="4"><text:span text:style-name="Strong_20_Emphasis">Ejercicio 7: Dar permisos de solo escritura al grupo en un directorio</text:span></text:h>
      <text:p text:style-name="Text_20_body"><text:span text:style-name="T3">Q</text:span>ueremos que los miembros del grupo tengan <text:span text:style-name="Strong_20_Emphasis">solo permisos de escritura</text:span> en un directorio llamado <text:span text:style-name="Source_20_Text">proyecto.</text:span></text:p>
      <text:p text:style-name="P2"/>
      <text:p text:style-name="P2"><text:span text:style-name="Strong_20_Emphasis"/></text:p>
      <text:h text:style-name="P1" text:outline-level="4"><text:span text:style-name="Strong_20_Emphasis">Ejercicio 8: Cambiar el grupo de varios archivos a la vez</text:span></text:h>
      <text:p text:style-name="Text_20_body">Supongamos que tenemos varios archivos en el directorio <text:span text:style-name="Source_20_Text">mis_archivos</text:span>, y queremos cambiar el grupo de todos ellos a <text:span text:style-name="Source_20_Text">grupo_nuevo</text:span>.</text:p>
      <text:p text:style-name="P2"/>
      <text:p text:style-name="P2"/>
      <text:h text:style-name="P1" text:outline-level="4"><text:soft-page-break/><text:span text:style-name="Strong_20_Emphasis"/></text:h>
      <text:h text:style-name="P1" text:outline-level="4"><text:span text:style-name="Strong_20_Emphasis"/></text:h>
      <text:h text:style-name="P1" text:outline-level="4"><text:span text:style-name="Strong_20_Emphasis">Ejercicio 9: Dar permisos completos al grupo en un directorio, pero sin permisos a otros</text:span></text:h>
      <text:p text:style-name="Text_20_body">Queremos que el grupo tenga permisos completos en el directorio <text:span text:style-name="Source_20_Text">datos</text:span>, pero que otros usuarios no tengan ningún permiso.</text:p>
      <text:p text:style-name="P2"><text:span text:style-name="Strong_20_Emphasis"/></text:p>
      <text:h text:style-name="P1" text:outline-level="4"><text:span text:style-name="Strong_20_Emphasis">Ejercicio 10: Configurar permisos para que solo el propietario pueda modificar el archivo</text:span></text:h>
      <text:p text:style-name="Text_20_body"><text:span text:style-name="T2">Q</text:span>ueremos asegurar que solo el propietario del archivo <text:span text:style-name="Source_20_Text">archivo_secreto.txt</text:span> pueda leer, escribir y ejecutar, y que nadie más tenga acceso.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1:05:51.279188802</meta:creation-date>
    <dc:date>2024-09-26T11:41:49.958709332</dc:date>
    <meta:editing-duration>PT18M2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294" meta:character-count="1904" meta:non-whitespace-character-count="1631"/>
  </office:meta>
</office:document-meta>
</file>